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1.5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9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style:vertical-align="middle"/>
      <style:text-properties fo:language="en" fo:country="GB"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language="en" fo:country="GB"/>
    </style:style>
    <style:style style:name="ce3" style:family="table-cell" style:parent-style-name="Default">
      <style:table-cell-properties fo:background-color="#000000" style:vertical-align="middle"/>
      <style:text-properties fo:language="en" fo:country="GB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Element</text:p>
          </table:table-cell>
          <table:table-cell table:style-name="ce1" office:value-type="string">
            <text:p>Status types</text:p>
          </table:table-cell>
          <table:table-cell table:style-name="ce1" office:value-type="string">
            <text:p>Directions</text:p>
          </table:table-cell>
          <table:table-cell table:style-name="ce1" office:value-type="string">
            <text:p>Animation steps</text:p>
          </table:table-cell>
          <table:table-cell table:style-name="ce1" office:value-type="string">
            <text:p>Sum of images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Remaining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McMino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D2]*[.C2]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[.E2]-[.F2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McMinos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D3]*[.C3]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[.E3]-[.F3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McMinos</text:p>
          </table:table-cell>
          <table:table-cell office:value-type="string">
            <text:p>poisoned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4]*[.C4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E4]-[.F4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McMinos</text:p>
          </table:table-cell>
          <table:table-cell office:value-type="string">
            <text:p>drunk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D5]*[.C5]"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E5]-[.F5]" office:value-type="float" office:value="40">
            <text:p>40</text:p>
          </table:table-cell>
          <table:table-cell table:number-columns-repeated="249"/>
        </table:table-row>
        <table:table-row table:style-name="ro2">
          <table:table-cell office:value-type="string">
            <text:p>McMinos</text:p>
          </table:table-cell>
          <table:table-cell office:value-type="string">
            <text:p>cloaked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6]*[.C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6]-[.F6]" office:value-type="float" office:value="7">
            <text:p>7</text:p>
          </table:table-cell>
          <table:table-cell table:number-columns-repeated="249"/>
        </table:table-row>
        <table:table-row table:style-name="ro2">
          <table:table-cell office:value-type="string">
            <text:p>Ghost 1</text:p>
          </table:table-cell>
          <table:table-cell office:value-type="string">
            <text:p>def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7]*[.C7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E7]-[.F7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Ghost 2</text:p>
          </table:table-cell>
          <table:table-cell office:value-type="string">
            <text:p>def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8]*[.C8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8]-[.F8]"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string">
            <text:p>Ghost 3</text:p>
          </table:table-cell>
          <table:table-cell office:value-type="string">
            <text:p>def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9]*[.C9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9]-[.F9]"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string">
            <text:p>Ghost 4</text:p>
          </table:table-cell>
          <table:table-cell office:value-type="string">
            <text:p>def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10]*[.C10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10]-[.F10]"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string">
            <text:p>Jumping Pill</text:p>
          </table:table-cell>
          <table:table-cell office:value-type="string">
            <text:p>def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11]*[.C11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E11]-[.F11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Walls</text:p>
          </table:table-cell>
          <table:table-cell office:value-type="string">
            <text:p>default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2]*[.C12]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[.E12]-[.F12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Walls</text:p>
          </table:table-cell>
          <table:table-cell office:value-type="string">
            <text:p>style “Castle”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3]*[.C13]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[.E13]-[.F13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Walls</text:p>
          </table:table-cell>
          <table:table-cell office:value-type="string">
            <text:p>indestructabl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4]*[.C14]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E14]-[.F14]" office:value-type="float" office:value="15">
            <text:p>15</text:p>
          </table:table-cell>
          <table:table-cell table:number-columns-repeated="249"/>
        </table:table-row>
        <table:table-row table:style-name="ro2">
          <table:table-cell office:value-type="string">
            <text:p>Walls</text:p>
          </table:table-cell>
          <table:table-cell office:value-type="string">
            <text:p>default, bomb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5]*[.C15]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E15]-[.F15]" office:value-type="float" office:value="15">
            <text:p>15</text:p>
          </table:table-cell>
          <table:table-cell table:number-columns-repeated="249"/>
        </table:table-row>
        <table:table-row table:style-name="ro2">
          <table:table-cell office:value-type="string">
            <text:p>Walls</text:p>
          </table:table-cell>
          <table:table-cell office:value-type="string">
            <text:p>“Castle”, bomb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16]*[.C16]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E16]-[.F16]" office:value-type="float" office:value="15">
            <text:p>15</text:p>
          </table:table-cell>
          <table:table-cell table:number-columns-repeated="249"/>
        </table:table-row>
        <table:table-row table:style-name="ro2">
          <table:table-cell office:value-type="string">
            <text:p>Doors</text:p>
          </table:table-cell>
          <table:table-cell office:value-type="string">
            <text:p>default</text:p>
          </table:table-cell>
          <table:table-cell table:number-columns-repeated="2" office:value-type="float" office:value="2">
            <text:p>2</text:p>
          </table:table-cell>
          <table:table-cell table:formula="of:=[.D17]*[.C17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E17]-[.F17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Doors</text:p>
          </table:table-cell>
          <table:table-cell office:value-type="string">
            <text:p>bombed</text:p>
          </table:table-cell>
          <table:table-cell table:number-columns-repeated="2" office:value-type="float" office:value="2">
            <text:p>2</text:p>
          </table:table-cell>
          <table:table-cell table:formula="of:=[.D18]*[.C18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E18]-[.F18]"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Arrow</text:p>
          </table:table-cell>
          <table:table-cell office:value-type="string">
            <text:p>defaul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19]*[.C19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E19]-[.F19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Arrow</text:p>
          </table:table-cell>
          <table:table-cell office:value-type="string">
            <text:p>rotating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D20]*[.C2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E20]-[.F20]" office:value-type="float" office:value="28">
            <text:p>28</text:p>
          </table:table-cell>
          <table:table-cell table:number-columns-repeated="249"/>
        </table:table-row>
        <table:table-row table:style-name="ro2">
          <table:table-cell office:value-type="string">
            <text:p>Bomb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table:formula="of:=[.D21]*[.C2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21]-[.F21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Bomb</text:p>
          </table:table-cell>
          <table:table-cell office:value-type="string">
            <text:p>fused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22]*[.C22]" office:value-type="float" office:value="16">
            <text:p>16</text:p>
          </table:table-cell>
          <table:table-cell office:value-type="float" office:value="16">
            <text:p>16</text:p>
          </table:table-cell>
          <table:table-cell table:formula="of:=[.E22]-[.F22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Bomb</text:p>
          </table:table-cell>
          <table:table-cell office:value-type="string">
            <text:p>exploding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D23]*[.C23]"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E23]-[.F23]" office:value-type="float" office:value="72">
            <text:p>72</text:p>
          </table:table-cell>
          <table:table-cell table:number-columns-repeated="249"/>
        </table:table-row>
        <table:table-row table:style-name="ro2">
          <table:table-cell office:value-type="string">
            <text:p>Dynamite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table:formula="of:=[.D24]*[.C24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4]-[.F24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Dynamite</text:p>
          </table:table-cell>
          <table:table-cell office:value-type="string">
            <text:p>fused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25]*[.C25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25]-[.F25]"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string">
            <text:p>Dynamite</text:p>
          </table:table-cell>
          <table:table-cell office:value-type="string">
            <text:p>explodin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26]*[.C26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26]-[.F26]"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string">
            <text:p>Mine</text:p>
          </table:table-cell>
          <table:table-cell office:value-type="string">
            <text:p>off</text:p>
          </table:table-cell>
          <table:table-cell table:number-columns-repeated="2" office:value-type="float" office:value="1">
            <text:p>1</text:p>
          </table:table-cell>
          <table:table-cell table:formula="of:=[.D27]*[.C2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7]-[.F27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Mine</text:p>
          </table:table-cell>
          <table:table-cell office:value-type="string">
            <text:p>on</text:p>
          </table:table-cell>
          <table:table-cell table:number-columns-repeated="2" office:value-type="float" office:value="1">
            <text:p>1</text:p>
          </table:table-cell>
          <table:table-cell table:formula="of:=[.D28]*[.C28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28]-[.F28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Mine</text:p>
          </table:table-cell>
          <table:table-cell office:value-type="string">
            <text:p>explodin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29]*[.C29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E29]-[.F29]" office:value-type="float" office:value="8">
            <text:p>8</text:p>
          </table:table-cell>
          <table:table-cell table:number-columns-repeated="249"/>
        </table:table-row>
        <table:table-row table:style-name="ro2">
          <table:table-cell office:value-type="string">
            <text:p>Pill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0]*[.C30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30]-[.F30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Power Pill Apple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1]*[.C3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31]-[.F31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Power Pill Chocolate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2]*[.C3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32]-[.F32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Power Pill Cookie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3]*[.C3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33]-[.F33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Power Pill Milk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4]*[.C3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34]-[.F34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Power Pill Snail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5]*[.C35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35]-[.F35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Power Pill Meat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6]*[.C36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36]-[.F36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Power Pill Bonbon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7]*[.C37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37]-[.F37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Poison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8]*[.C3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38]-[.F38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Mushroom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39]*[.C39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39]-[.F39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Antidote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0]*[.C40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0]-[.F40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Whiskey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1]*[.C4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1]-[.F41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Cloud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2]*[.C4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2]-[.F42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Umbrella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3]*[.C4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3]-[.F43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Ladder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4]*[.C44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44]-[.F44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Mirror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5]*[.C4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5]-[.F45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Key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6]*[.C4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6]-[.F46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Cloak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7]*[.C4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7]-[.F47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Skull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48]*[.C4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48]-[.F48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Teleporter</text:p>
          </table:table-cell>
          <table:table-cell office:value-type="string">
            <text:p>of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49]*[.C4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49]-[.F49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Teleporter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D50]*[.C50]" office:value-type="float" office:value="14">
            <text:p>14</text:p>
          </table:table-cell>
          <table:table-cell office:value-type="float" office:value="14">
            <text:p>14</text:p>
          </table:table-cell>
          <table:table-cell table:formula="of:=[.E50]-[.F50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Rock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51]*[.C5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1]-[.F51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Hole</text:p>
          </table:table-cell>
          <table:table-cell office:value-type="string">
            <text:p>size 1</text:p>
          </table:table-cell>
          <table:table-cell table:number-columns-repeated="2" office:value-type="float" office:value="1">
            <text:p>1</text:p>
          </table:table-cell>
          <table:table-cell table:formula="of:=[.D52]*[.C5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2]-[.F52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Hole</text:p>
          </table:table-cell>
          <table:table-cell office:value-type="string">
            <text:p>size 2</text:p>
          </table:table-cell>
          <table:table-cell table:number-columns-repeated="2" office:value-type="float" office:value="1">
            <text:p>1</text:p>
          </table:table-cell>
          <table:table-cell table:formula="of:=[.D53]*[.C5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3]-[.F53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Hole</text:p>
          </table:table-cell>
          <table:table-cell office:value-type="string">
            <text:p>size 3</text:p>
          </table:table-cell>
          <table:table-cell table:number-columns-repeated="2" office:value-type="float" office:value="1">
            <text:p>1</text:p>
          </table:table-cell>
          <table:table-cell table:formula="of:=[.D54]*[.C5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4]-[.F54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Hole</text:p>
          </table:table-cell>
          <table:table-cell office:value-type="string">
            <text:p>size 4</text:p>
          </table:table-cell>
          <table:table-cell table:number-columns-repeated="2" office:value-type="float" office:value="1">
            <text:p>1</text:p>
          </table:table-cell>
          <table:table-cell table:formula="of:=[.D55]*[.C5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5]-[.F55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Hole</text:p>
          </table:table-cell>
          <table:table-cell office:value-type="string">
            <text:p>size 5</text:p>
          </table:table-cell>
          <table:table-cell table:number-columns-repeated="2" office:value-type="float" office:value="1">
            <text:p>1</text:p>
          </table:table-cell>
          <table:table-cell table:formula="of:=[.D56]*[.C5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6]-[.F56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Field Skull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57]*[.C5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7]-[.F57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Field Speed Up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58]*[.C5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8]-[.F58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Field Speed Down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59]*[.C59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59]-[.F59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Field Speed Default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0]*[.C60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60]-[.F60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Field Rock Me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1]*[.C6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61]-[.F61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Bonus Money Bag (Sack)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2]*[.C6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62]-[.F62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Bonus Piggy Bank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3]*[.C6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63]-[.F63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Bonus Treasure Chest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4]*[.C64]" office:value-type="float" office:value="1">
            <text:p>1</text:p>
          </table:table-cell>
          <table:table-cell table:formula="of:=[.E64]*[.D64]" office:value-type="float" office:value="1">
            <text:p>1</text:p>
          </table:table-cell>
          <table:table-cell table:formula="of:=[.F64]*[.E64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Time Bonus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5]*[.C65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5]*[.E65]"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Cross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6]*[.C66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E66]-[.F66]"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diverse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D67]*[.C67]"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[.E67]-[.F67]" office:value-type="float" office:value="17">
            <text:p>17</text:p>
          </table:table-cell>
          <table:table-cell table:number-columns-repeated="249"/>
        </table:table-row>
        <table:table-row table:style-name="ro2">
          <table:table-cell office:value-type="string">
            <text:p>Icon Missing</text:p>
          </table:table-cell>
          <table:table-cell office:value-type="string">
            <text:p>default</text:p>
          </table:table-cell>
          <table:table-cell table:number-columns-repeated="2" office:value-type="float" office:value="1">
            <text:p>1</text:p>
          </table:table-cell>
          <table:table-cell table:formula="of:=[.D68]*[.C6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E68]-[.F68]"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Sum</text:p>
          </table:table-cell>
          <table:table-cell table:style-name="ce3" table:number-columns-repeated="3"/>
          <table:table-cell table:style-name="ce3" table:formula="of:=SUM([.E2:.E69])" office:value-type="float" office:value="493">
            <text:p>493</text:p>
          </table:table-cell>
          <table:table-cell table:style-name="ce3" table:formula="of:=SUM([.F2:.F69])" office:value-type="float" office:value="222">
            <text:p>222</text:p>
          </table:table-cell>
          <table:table-cell table:style-name="ce3" table:formula="of:=SUM([.G2:.G69])" office:value-type="float" office:value="271">
            <text:p>271</text:p>
          </table:table-cell>
          <table:table-cell table:style-name="ce3" table:number-columns-repeated="249"/>
        </table:table-row>
        <table:table-row table:style-name="ro2" table:number-rows-repeated="654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Graphical Elements in McMinos</text:span></text:p>
      </style:header>
      <style:header-left style:display="false"/>
      <style:footer>
        <style:region-left>
          <text:p><text:span text:style-name="MT2">Last changes: </text:span><text:span text:style-name="MT2"><text:date style:data-style-name="N2" text:date-value="2010-10-26">26.10.2010</text:date></text:span><text:span text:style-name="MT2"> </text:span><text:span text:style-name="MT2"><text:time>10:08:17</text:time></text:span></text:p>
        </style:region-left>
        <style:region-right>
          <text:p>page <text:page-number>1</text:page-number> of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6">26.10.2010</text:date>, <text:time>10:08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ndreas Neudecker</meta:initial-creator>
    <meta:creation-date>2010-04-10T18:56:18</meta:creation-date>
    <dc:creator>Andreas Neudecker</dc:creator>
    <dc:date>2010-10-26T10:08:17</dc:date>
    <meta:editing-cycles>21</meta:editing-cycles>
    <meta:editing-duration>PT02H37M18S</meta:editing-duration>
    <meta:document-statistic meta:table-count="3" meta:cell-count="480" meta:object-count="0"/>
    <meta:user-defined meta:name="Info 1"/>
    <meta:user-defined meta:name="Info 2"/>
    <meta:user-defined meta:name="Info 3"/>
    <meta:user-defined meta:name="Info 4"/>
  </office:meta>
</office:document-meta>
</file>